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0.714cm" fo:min-width="5.56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15cm"/>
    </style:style>
    <style:style style:name="gr3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5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0.714cm" fo:min-width="3.863cm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3.139cm" fo:padding-top="0.149cm" fo:padding-bottom="0.149cm" fo:padding-left="0.274cm" fo:padding-right="0.274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485cm" fo:min-width="5.536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714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739cm" fo:padding-top="0.149cm" fo:padding-bottom="0.149cm" fo:padding-left="0.274cm" fo:padding-right="0.274cm"/>
    </style:style>
    <style:style style:name="gr10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11" style:family="graphic" style:parent-style-name="standard">
      <style:graphic-properties draw:stroke="none" svg:stroke-color="#000000" draw:fill="none" draw:fill-color="#ffffff" fo:min-height="0.3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66666" style:font-name="Ubuntu Mono" fo:font-size="11pt" style:font-size-asian="11pt" style:font-size-complex="11pt"/>
    </style:style>
    <style:style style:name="T8" style:family="text">
      <style:text-properties fo:color="#000000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1cm" svg:x="0.9cm" svg:y="0.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2" draw:id="id2" draw:layer="layout" svg:width="5.8cm" svg:height="0.765cm" svg:x="1.1cm" svg:y="0.755cm">
          <draw:text-box>
            <text:p text:style-name="P3"><text:span text:style-name="T3">NAME:</text:span><text:span text:style-name="T4"> </text:span><text:span text:style-name="T5">io/shiftleft/Foo.</text:span><text:span text:style-name="T5">java</text:span></text:p>
          </draw:text-box>
        </draw:frame>
        <draw:connector draw:style-name="gr3" draw:text-style-name="P5" draw:layer="layout" draw:type="curve" draw:line-skew="0.268cm" svg:x1="2.55cm" svg:y1="3.42cm" svg:x2="4cm" svg:y2="1.52cm" draw:start-shape="id1" draw:end-shape="id2" draw:end-glue-point="2" svg:d="M2550 3420c0-1042 1450-93 1450-1900" svg:viewBox="0 0 1451 1901">
          <text:p/>
        </draw:connector>
        <draw:custom-shape draw:style-name="gr4" draw:text-style-name="P6" draw:layer="layout" svg:width="1.4cm" svg:height="0.5cm" svg:x="0.7cm" svg:y="0.22cm">
          <text:p text:style-name="P1"><text:span text:style-name="T6">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4.499cm" svg:height="1.1cm" svg:x="0.901cm" svg:y="3.6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4.099cm" svg:height="0.765cm" svg:x="1.101cm" svg:y="3.955cm">
          <draw:text-box>
            <text:p text:style-name="P3"><text:span text:style-name="T3">NAME:</text:span><text:span text:style-name="T7"> </text:span><text:span text:style-name="T5">io.shiftleft</text:span></text:p>
          </draw:text-box>
        </draw:frame>
        <draw:custom-shape draw:style-name="gr6" draw:text-style-name="P6" xml:id="id1" draw:id="id1" draw:layer="layout" svg:width="3.699cm" svg:height="0.5cm" svg:x="0.701cm" svg:y="3.42cm">
          <text:p text:style-name="P1"><text:span text:style-name="T6">NAMESPACE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2cm" svg:height="1.899cm" svg:x="0.901cm" svg:y="6.72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5.799cm" svg:height="1.964cm" svg:x="1.101cm" svg:y="7.056cm">
          <draw:text-box>
            <text:p text:style-name="P3"><text:span text:style-name="T3">NAME:</text:span><text:span text:style-name="T8"> </text:span><text:span text:style-name="T9">Foo</text:span></text:p>
            <text:p text:style-name="P3"><text:span text:style-name="T3">FULL_NAME:</text:span><text:span text:style-name="T10"> </text:span><text:span text:style-name="T9">io.shiftleft.Foo</text:span></text:p>
            <text:p text:style-name="P3"><text:span text:style-name="T3">IS_EXTERNAL:</text:span><text:span text:style-name="T4"> </text:span><text:span text:style-name="T11">False</text:span></text:p>
          </draw:text-box>
        </draw:frame>
        <draw:custom-shape draw:style-name="gr9" draw:text-style-name="P6" xml:id="id3" draw:id="id3" draw:layer="layout" svg:width="2.299cm" svg:height="0.5cm" svg:x="0.701cm" svg:y="6.521cm">
          <text:p text:style-name="P1"><text:span text:style-name="T6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draw:line-skew="0.199cm" svg:x1="1.85cm" svg:y1="6.521cm" svg:x2="3.15cm" svg:y2="4.72cm" draw:start-shape="id3" draw:start-glue-point="0" draw:end-shape="id4" draw:end-glue-point="2" svg:d="M1850 6521c0-1051 1300-151 1300-1801" svg:viewBox="0 0 1301 1802">
          <text:p/>
        </draw:connector>
        <draw:custom-shape draw:style-name="gr10" draw:text-style-name="P9" draw:layer="layout" svg:width="0.9cm" svg:height="0.4cm" svg:x="3.4cm" svg:y="2.0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1cm" svg:height="0.641cm" svg:x="3.3cm" svg:y="1.901cm">
          <draw:text-box>
            <text:p text:style-name="P1"><text:span text:style-name="T12">AST</text:span></text:p>
          </draw:text-box>
        </draw:frame>
        <draw:custom-shape draw:style-name="gr10" draw:text-style-name="P9" draw:layer="layout" svg:width="0.9cm" svg:height="0.4cm" svg:x="2.6cm" svg:y="5.23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1cm" svg:height="0.641cm" svg:x="2.5cm" svg:y="5.12cm">
          <draw:text-box>
            <text:p text:style-name="P1"><text:span text:style-name="T12">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87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07-04T06:57:43.428066987</dc:date>
    <meta:editing-duration>PT4H8M12S</meta:editing-duration>
    <meta:editing-cycles>55</meta:editing-cycles>
    <meta:generator>LibreOffice/6.0.3.2$Linux_X86_64 LibreOffice_project/00$Build-2</meta:generator>
    <meta:document-statistic meta:object-count="15"/>
  </office:meta>
</office:document-meta>
</file>